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98a22" officeooo:paragraph-rsid="00198a22"/>
    </style:style>
    <style:style style:name="P2" style:family="paragraph" style:parent-style-name="Standard">
      <style:paragraph-properties fo:line-height="150%" fo:text-align="justify" style:justify-single-word="false" style:writing-mode="lr-tb"/>
      <style:text-properties style:font-name="arial" officeooo:rsid="001d6381" officeooo:paragraph-rsid="001d6381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style:text-position="0% 100%" style:font-name="arial" fo:text-shadow="none" fo:font-weight="bold" officeooo:rsid="001990a6" officeooo:paragraph-rsid="001990a6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style:font-name="arial" officeooo:rsid="001d6381" officeooo:paragraph-rsid="001b8092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style:font-name="arial" officeooo:rsid="001d6381" officeooo:paragraph-rsid="002b3a51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arial" officeooo:rsid="0021f0b0" officeooo:paragraph-rsid="0021f0b0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style:font-name="arial" officeooo:rsid="00198a22" officeooo:paragraph-rsid="0021f0b0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style:font-name="arial" officeooo:rsid="00198a22" officeooo:paragraph-rsid="001b8092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style:font-name="arial" officeooo:rsid="002b3a51" officeooo:paragraph-rsid="002b3a51"/>
    </style:style>
    <style:style style:name="T1" style:family="text">
      <style:text-properties officeooo:rsid="001990a6"/>
    </style:style>
    <style:style style:name="T2" style:family="text">
      <style:text-properties officeooo:rsid="0019c8cb"/>
    </style:style>
    <style:style style:name="T3" style:family="text">
      <style:text-properties officeooo:rsid="001c4b35"/>
    </style:style>
    <style:style style:name="T4" style:family="text">
      <style:text-properties officeooo:rsid="001d6381"/>
    </style:style>
    <style:style style:name="T5" style:family="text">
      <style:text-properties officeooo:rsid="0020eddb"/>
    </style:style>
    <style:style style:name="T6" style:family="text">
      <style:text-properties officeooo:rsid="00239c9b"/>
    </style:style>
    <style:style style:name="T7" style:family="text">
      <style:text-properties fo:font-weight="bold" officeooo:rsid="001990a6" style:font-weight-asian="bold" style:font-weight-complex="bold"/>
    </style:style>
    <style:style style:name="T8" style:family="text">
      <style:text-properties officeooo:rsid="00279440"/>
    </style:style>
    <style:style style:name="T9" style:family="text">
      <style:text-properties officeooo:rsid="002b3a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, 5º DSM, Fatec Araras</text:p>
      <text:p text:style-name="P1"/>
      <text:p text:style-name="P1"/>
      <text:p text:style-name="P3">ATA DE REUNIÃO DO <text:span text:style-name="T3">SEGUNDO </text:span>GRUPO <text:span text:style-name="T3">DO PROJETO INTEGRADOR SOBRE ORGANIZAÇÃO DAS TAREFAS </text:span><text:span text:style-name="T5">DA PLATAFORMA JIRA</text:span></text:p>
      <text:p text:style-name="P1"/>
      <text:p text:style-name="P8">À<text:span text:style-name="T1">s </text:span><text:span text:style-name="T3">dezenove </text:span><text:span text:style-name="T1">horas </text:span><text:span text:style-name="T3">e trinta minutos </text:span><text:span text:style-name="T1">do dia nove de maio do ano de dois mil e vinte três, reuniram-se </text:span><text:span text:style-name="T7">Gustavo Henrique Pinto </text:span><text:span text:style-name="T1">e </text:span><text:span text:style-name="T7">Caroliny Cardoso de França</text:span><text:span text:style-name="T1">, membros do segundo grupo do projeto integrador do 5º semestre do curso de Desenvolvimento de Sistemas Multiplataforma da faculdade FATEC Araras, junto ao professor e condutor do projeto </text:span><text:span text:style-name="T7">Esdras Bezerra da Silva</text:span><text:span text:style-name="T1">, a fim de tratar dos assuntos relacionados a organização interna dos desenvolvimentos e das pesquisas sendo conduzidas e sobre a implementação e adequação dos mesmos a metodologia de projeto SCRUM. Nessa reunião foi </text:span><text:span text:style-name="T3">apresentado pelo professor Esdras</text:span><text:span text:style-name="T1"> que os membros do segundo grupo deveriam organizar as tarefas presentes na plataforma Jira para que as mesmas possuíssem mais informações, como data limite de entrega, </text:span><text:span text:style-name="T2">adição de </text:span><text:span text:style-name="T1">categoria indicando se a tarefa pertence ou não ao desenvolvimento do CBL Canva</text:span><text:span text:style-name="T3">s e um épico próprio para as tarefas do CBL Canvas, sendo então acordado entre o professor e os membros do grupo que os mesmos realizarão a criação de um novo épico para as tarefas do CBL Canvas, definirão uma data limite de entrega para todos os épicos e tarefas e convertarão o quadro do projeto para utilizar o modelo SCRUM ao invés do modelo Kanban, que está sendo utilizado, </text:span><text:span text:style-name="T4">com prazo de entrega para essas alterações sendo definido para o dia dezesseis de maio do ano de dois mil e vinte e três.</text:span></text:p>
      <text:p text:style-name="P4"/>
      <text:p text:style-name="P9">Araras, 09 de maio de 2023.</text:p>
      <text:p text:style-name="P5"/>
      <text:p text:style-name="P7"><text:span text:style-name="T1">Caroliny Cardoso De França</text:span></text:p>
      <text:p text:style-name="P7"/>
      <text:p text:style-name="P9">______________________________________</text:p>
      <text:p text:style-name="P7"/>
      <text:p text:style-name="P7"><text:span text:style-name="T1">Esdras bezerra da silva:</text:span></text:p>
      <text:p text:style-name="P7"/>
      <text:p text:style-name="P9">______________________________________</text:p>
      <text:p text:style-name="P7"/>
      <text:p text:style-name="P7"/>
      <text:p text:style-name="P6"><text:soft-page-break/><text:span text:style-name="T9">G</text:span>ustavo Henrique Pinto:</text:p>
      <text:p text:style-name="P6"/>
      <text:p text:style-name="P9">______________________________________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23:18:12.458311273</meta:creation-date>
    <dc:date>2023-05-16T19:26:41.867221113</dc:date>
    <meta:editing-duration>PT23H20M3S</meta:editing-duration>
    <meta:editing-cycles>19</meta:editing-cycles>
    <meta:generator>LibreOffice/7.5.3.2$Linux_X86_64 LibreOffice_project/67bf5ab3e8553b11738d1302ab7051a12dd8b40d</meta:generator>
    <meta:document-statistic meta:table-count="0" meta:image-count="0" meta:object-count="0" meta:page-count="2" meta:paragraph-count="10" meta:word-count="274" meta:character-count="1731" meta:non-whitespace-character-count="1467"/>
  </office:meta>
</office:document-meta>
</file>